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3953in"/>
    </style:style>
    <style:style style:name="co2" style:family="table-column">
      <style:table-column-properties fo:break-before="auto" style:column-width="0.70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575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Quote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ciety grows great when old men plant trees whose shade they know they shall never sit in.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Never depend on the admiration of others. </text:p>
            <text:p>There is no strength in it. </text:p>
            <text:p>Personal merit cannot be derived from an external source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happiness of your life depends upon the quality of your thoughts - Marcus Aureliu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ant me the serenity to accept the things I cannot change, courage to change the things I can, and wisdom to know the difference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e suffer more in our imagination more often than in reality - Senec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master has failed more times than a novice has tried.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What ought one to say then as each hardship comes? </text:p>
            <text:p>I was practicing for this. I was training for this. - Epictetu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 gem cannot be polished without friction, nor a man perfected without trials.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You have power over your mind, not external events. </text:p>
            <text:p>Realize this and you will find strength - Marcus Aureliu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We are what we repeatedly do. </text:p>
            <text:p>Excellence, then, is not an act, but a habit – Aristot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unexamined life is not worth living - Socrat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uck is what happens when preparation meets opportunity - Seneca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It is not the critic who counts</text:p>
            <text:p>Not the man who points out how the strong man stumbles</text:p>
            <text:p>Or where the doer of deeds could have done them better</text:p>
            <text:p>The credit belongs to the man who is actually in the arena,</text:p>
            <text:p>Whose face is marred by dust and sweat and blood</text:p>
            <text:p>Who strives valiantly, who errs</text:p>
            <text:p>Who comes short again and again</text:p>
            <text:p>If he fails, at least he fails while daring greatly</text:p>
            <text:p>So that his place shall never be with those cold and timid souls</text:p>
            <text:p>Who neither know victory nor defeat - Teddy Roosevelt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There is nothing noble in being superior to your fellow man.</text:p>
            <text:p>True nobility is being superior to your former self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e treat the body rigorously so that it wont be disobedient to the mind – Seneca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Here is a rule to remember in the future, when anything tempts you to feel bitter:</text:p>
            <text:p>Not this is misfortune, but to bear this worthily is good fortune - Marcus Aureliu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t's only a failure if you stop trying, otherwise, it's an experiment.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It is possible to commit no mistakes and still lose. </text:p>
            <text:p>That is not a weakness; that is life. - Captain Jean-Luc Picar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ek not the good in external things - seek it in yourself - Epictetu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n occasion of every accident that befalls you, remember to turn to yourself and inquire what power you have for turning it to us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"Pride is not the opposite of shame, but its source. True humility is the only antidote to shame." </text:p>
            <text:p>-  Iroh from  <text:span text:style-name="T1">Avatar: The Last Airbender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“Sometimes life is like this tunnel. You can’t always see the light at the end of the tunnel, but if you keep moving, you will come to a better place.” </text:p>
            <text:p><text:span text:style-name="T2">-  Iroh from </text:span><text:span text:style-name="T3">Avatar: The Last Airbender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"If You Look For The Light, You Can Often Find It. But If You Look For The Dark, That Is All You Will Ever See."</text:p>
            <text:p>- General Iroh from <text:span text:style-name="T1">The Legend of Korra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"When We Hit Our Lowest Point, We Are Open To The Greatest Change."</text:p>
            <text:p>- Avatar Aang from <text:span text:style-name="T1">The Legend of Korra</text:span>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5" table:number-rows-repeated="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eeting" table:style-name="ta2">
        <office:forms form:automatic-focus="false" form:apply-design-mode="false"/>
        <table:table-column table:style-name="co3" table:default-cell-style-name="Default"/>
        <table:table-row table:style-name="ro5">
          <table:table-cell office:value-type="string" calcext:value-type="string">
            <text:p>Wait for others to finish by Pausing</text:p>
          </table:table-cell>
        </table:table-row>
        <table:table-row table:style-name="ro5">
          <table:table-cell office:value-type="string" calcext:value-type="string">
            <text:p>Withhold Judgement</text:p>
          </table:table-cell>
        </table:table-row>
        <table:table-row table:style-name="ro5">
          <table:table-cell office:value-type="string" calcext:value-type="string">
            <text:p>Maintain Poise – Talk slowly, think before you speak</text:p>
          </table:table-cell>
        </table:table-row>
        <table:table-row table:style-name="ro5">
          <table:table-cell office:value-type="string" calcext:value-type="string">
            <text:p>Clarify and Repe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22:08:09.6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15:23:19</meta:creation-date>
    <dc:language>en-US</dc:language>
    <dc:date>2022-12-06T23:00:26.974000000</dc:date>
    <meta:editing-cycles>11</meta:editing-cycles>
    <meta:editing-duration>PT12H17M46S</meta:editing-duration>
    <meta:generator>LibreOffice/7.2.7.2$Windows_X86_64 LibreOffice_project/8d71d29d553c0f7dcbfa38fbfda25ee34cce99a2</meta:generator>
    <meta:document-statistic meta:table-count="2" meta:cell-count="30" meta:object-count="0"/>
    <meta:user-defined meta:name="AppVersion">15.0000</meta:user-defined>
  </office:meta>
</office:document-meta>
</file>